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66cc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PHP</text:p>
          </table:table-cell>
          <table:table-cell table:style-name="ce1" office:value-type="string" calcext:value-type="string">
            <text:p>JavaScrip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ravel</text:p>
          </table:table-cell>
          <table:table-cell office:value-type="string" calcext:value-type="string">
            <text:p>Jquer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DD/DDD</text:p>
          </table:table-cell>
          <table:table-cell office:value-type="string" calcext:value-type="string">
            <text:p>Ajax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.O.L.I.D</text:p>
          </table:table-cell>
          <table:table-cell office:value-type="string" calcext:value-type="string">
            <text:p>Vue.j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.V.C</text:p>
          </table:table-cell>
          <table:table-cell office:value-type="string" calcext:value-type="string">
            <text:p>Angular.j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octrine ORM</text:p>
          </table:table-cell>
          <table:table-cell office:value-type="string" calcext:value-type="string">
            <text:p>Node.j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akePHP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ilex Framewor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WebService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2" table:number-rows-spanned="1">
            <text:p>Banco de Dados</text:p>
          </table:table-cell>
          <table:covered-table-cell table:style-name="ce5"/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2" table:number-rows-spanned="1">
            <text:p>Oracle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2" table:number-rows-spanned="1">
            <text:p>Sql Server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2" table:number-rows-spanned="1">
            <text:p>MySql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2" table:number-rows-spanned="1">
            <text:p>Outros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it, SV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Zend Expressiv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Zend Diactoro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Zend Stratigilit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pigilit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ago </meta:initial-creator>
    <meta:creation-date>2016-07-27T20:37:28.103060495</meta:creation-date>
    <dc:date>2016-07-27T20:46:42.365630360</dc:date>
    <dc:creator>Tiago </dc:creator>
    <meta:editing-duration>PT9M14S</meta:editing-duration>
    <meta:editing-cycles>2</meta:editing-cycles>
    <meta:generator>LibreOffice/5.0.3.2$Linux_x86 LibreOffice_project/00m0$Build-2</meta:generator>
    <meta:document-statistic meta:table-count="1" meta:cell-count="25" meta:object-count="0"/>
  </office:meta>
</office:document-meta>
</file>